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Taglet.toString( Tag [ ] ta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Taglet.i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Taglet.i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Taglet.i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Taglet.toString( Ta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Tagl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Taglet.inOver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Taglet.in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Taglet.register( Map taglet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Taglet.isInlin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Taglet.i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